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Sum digits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Sum digits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Sum digits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Sum digits</text:p>
          </table:table-cell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52" calcext:value-type="float">
            <text:p>10005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053" calcext:value-type="float">
            <text:p>10005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054" calcext:value-type="float">
            <text:p>1000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B3]+[.C3]" office:value-type="float" office:value="1007" calcext:value-type="float">
            <text:p>10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3]+[.F3]" office:value-type="float" office:value="100060" calcext:value-type="float">
            <text:p>10006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H3]+[.I3]" office:value-type="float" office:value="100062" calcext:value-type="float">
            <text:p>100062</text:p>
          </table:table-cell>
          <table:table-cell office:value-type="float" office:value="9" calcext:value-type="float">
            <text:p>9</text:p>
          </table:table-cell>
          <table:table-cell/>
          <table:table-cell table:formula="of:=[.K3]+[.L3]" office:value-type="float" office:value="100064" calcext:value-type="float">
            <text:p>1000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[.B4]+[.C4]" office:value-type="float" office:value="1015" calcext:value-type="float">
            <text:p>101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E4]+[.F4]" office:value-type="float" office:value="100067" calcext:value-type="float">
            <text:p>10006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H4]+[.I4]" office:value-type="float" office:value="100071" calcext:value-type="float">
            <text:p>10007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K4]+[.L4]" office:value-type="float" office:value="100075" calcext:value-type="float">
            <text:p>1000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[.B5]+[.C5]" office:value-type="float" office:value="1022" calcext:value-type="float">
            <text:p>102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5]+[.F5]" office:value-type="float" office:value="100081" calcext:value-type="float">
            <text:p>10008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H5]+[.I5]" office:value-type="float" office:value="100080" calcext:value-type="float">
            <text:p>10008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K5]+[.L5]" office:value-type="float" office:value="100088" calcext:value-type="float">
            <text:p>1000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B6]+[.C6]" office:value-type="float" office:value="1027" calcext:value-type="float">
            <text:p>102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6]+[.F6]" office:value-type="float" office:value="100091" calcext:value-type="float">
            <text:p>10009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H6]+[.I6]" office:value-type="float" office:value="100089" calcext:value-type="float">
            <text:p>10008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K6]+[.L6]" office:value-type="float" office:value="100105" calcext:value-type="float">
            <text:p>1001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7]+[.C7]" office:value-type="float" office:value="1037" calcext:value-type="float">
            <text:p>103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E7]+[.F7]" office:value-type="float" office:value="100102" calcext:value-type="float">
            <text:p>10010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7]+[.I7]" office:value-type="float" office:value="100107" calcext:value-type="float">
            <text:p>10010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K7]+[.L7]" office:value-type="float" office:value="100112" calcext:value-type="float">
            <text:p>100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8]+[.C8]" office:value-type="float" office:value="1048" calcext:value-type="float">
            <text:p>104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E8]+[.F8]" office:value-type="float" office:value="100106" calcext:value-type="float">
            <text:p>10010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H8]+[.I8]" office:value-type="float" office:value="100116" calcext:value-type="float">
            <text:p>10011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K8]+[.L8]" office:value-type="float" office:value="100117" calcext:value-type="float">
            <text:p>100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B9]+[.C9]" office:value-type="float" office:value="1061" calcext:value-type="float">
            <text:p>106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9]+[.F9]" office:value-type="float" office:value="100114" calcext:value-type="float">
            <text:p>10011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H9]+[.I9]" office:value-type="float" office:value="100125" calcext:value-type="float">
            <text:p>10012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K9]+[.L9]" office:value-type="float" office:value="100127" calcext:value-type="float">
            <text:p>1001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[.B10]+[.C10]" office:value-type="float" office:value="1069" calcext:value-type="float">
            <text:p>106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E10]+[.F10]" office:value-type="float" office:value="100121" calcext:value-type="float">
            <text:p>10012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H10]+[.I10]" office:value-type="float" office:value="100134" calcext:value-type="float">
            <text:p>10013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K10]+[.L10]" office:value-type="float" office:value="100138" calcext:value-type="float">
            <text:p>1001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[.B11]+[.C11]" office:value-type="float" office:value="1085" calcext:value-type="float">
            <text:p>108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E11]+[.F11]" office:value-type="float" office:value="100126" calcext:value-type="float">
            <text:p>10012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H11]+[.I11]" office:value-type="float" office:value="100143" calcext:value-type="float">
            <text:p>1001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K11]+[.L11]" office:value-type="float" office:value="100151" calcext:value-type="float">
            <text:p>1001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B12]+[.C12]" office:value-type="float" office:value="1099" calcext:value-type="float">
            <text:p>1099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table:formula="of:=[.H12]+[.I12]" office:value-type="float" office:value="100152" calcext:value-type="float">
            <text:p>10015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13]+[.C13]" office:value-type="float" office:value="1118" calcext:value-type="float">
            <text:p>1118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[.H13]+[.I13]" office:value-type="float" office:value="100161" calcext:value-type="float">
            <text:p>10016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14]+[.C14]" office:value-type="float" office:value="1129" calcext:value-type="float">
            <text:p>1129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[.H14]+[.I14]" office:value-type="float" office:value="100170" calcext:value-type="float">
            <text:p>10017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15]+[.C15]" office:value-type="float" office:value="1142" calcext:value-type="float">
            <text:p>114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[.H15]+[.I15]" office:value-type="float" office:value="100179" calcext:value-type="float">
            <text:p>10017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16]+[.C16]" office:value-type="float" office:value="1150" calcext:value-type="float">
            <text:p>115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[.H16]+[.I16]" office:value-type="float" office:value="100197" calcext:value-type="float">
            <text:p>10019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B17]+[.C17]" office:value-type="float" office:value="1157" calcext:value-type="float">
            <text:p>1157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[.H17]+[.I17]" office:value-type="float" office:value="100215" calcext:value-type="float">
            <text:p>1002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18]+[.C18]" office:value-type="float" office:value="1171" calcext:value-type="float">
            <text:p>117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[.H18]+[.I18]" office:value-type="float" office:value="100224" calcext:value-type="float">
            <text:p>10022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19]+[.C19]" office:value-type="float" office:value="1181" calcext:value-type="float">
            <text:p>1181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[.H19]+[.I19]" office:value-type="float" office:value="100233" calcext:value-type="float">
            <text:p>10023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20]+[.C20]" office:value-type="float" office:value="1192" calcext:value-type="float">
            <text:p>119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[.H20]+[.I20]" office:value-type="float" office:value="100242" calcext:value-type="float">
            <text:p>10024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formula="of:=[.B21]+[.C21]" office:value-type="float" office:value="1205" calcext:value-type="float">
            <text:p>120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table:formula="of:=[.B22]+[.C22]" office:value-type="float" office:value="1213" calcext:value-type="float">
            <text:p>1213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table:formula="of:=[.B23]+[.C23]" office:value-type="float" office:value="1220" calcext:value-type="float">
            <text:p>122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table:formula="of:=[.B24]+[.C24]" office:value-type="float" office:value="1225" calcext:value-type="float">
            <text:p>1225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formula="of:=[.B25]+[.C25]" office:value-type="float" office:value="1235" calcext:value-type="float">
            <text:p>1235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table:formula="of:=[.B26]+[.C26]" office:value-type="float" office:value="1246" calcext:value-type="float">
            <text:p>1246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table:formula="of:=[.B27]+[.C27]" office:value-type="float" office:value="1259" calcext:value-type="float">
            <text:p>1259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/>
          <table:table-cell table:formula="of:=[.B28]+[.C28]" office:value-type="float" office:value="1276" calcext:value-type="float">
            <text:p>1276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/>
          <table:table-cell table:formula="of:=[.B29]+[.C29]" office:value-type="float" office:value="1292" calcext:value-type="float">
            <text:p>129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/>
          <table:table-cell table:formula="of:=[.B30]+[.C30]" office:value-type="float" office:value="1306" calcext:value-type="float">
            <text:p>1306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formula="of:=[.B31]+[.C31]" office:value-type="float" office:value="1316" calcext:value-type="float">
            <text:p>1316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16:25:22.677318093</meta:creation-date>
    <dc:date>2016-06-12T16:37:02.780365140</dc:date>
    <meta:editing-duration>PT40S</meta:editing-duration>
    <meta:editing-cycles>1</meta:editing-cycles>
    <meta:document-statistic meta:table-count="1" meta:cell-count="146" meta:object-count="0"/>
    <meta:generator>LibreOffice/5.1.2.2.0$Linux_X86_64 LibreOffice_project/10m0$Build-2</meta:generator>
  </office:meta>
</office:document-meta>
</file>